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transparent"/>
      <style:text-properties fo:color="#800000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transparent"/>
      <style:text-properties fo:color="#ff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ext-properties fo:color="#000080"/>
    </style:style>
  </office:automatic-styles>
  <office:body>
    <office:spreadsheet>
      <table:table table:name="MPSTAT" table:style-name="ta1">
        <table:table-column table:style-name="co1" table:number-columns-repeated="22" table:default-cell-style-name="Default"/>
        <table:table-row table:style-name="ro1">
          <table:table-cell office:value-type="string">
            <text:p>Linux</text:p>
          </table:table-cell>
          <table:table-cell office:value-type="string">
            <text:p>2,6,22,19-0,4-default</text:p>
          </table:table-cell>
          <table:table-cell office:value-type="string">
            <text:p>(hpc4)</text:p>
          </table:table-cell>
          <table:table-cell office:value-type="string">
            <text:p>09/12/2013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31S">
            <text:p>01:41:31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/>
          <table:table-cell table:style-name="ce2" table:formula="of:=AVERAGE([.N5:.N8])" office:value-type="float" office:value="23.9179166666667">
            <text:p>23,92</text:p>
          </table:table-cell>
          <table:table-cell table:style-name="ce2" table:formula="of:=AVERAGE([.O5:.O8])" office:value-type="float" office:value="0">
            <text:p>0,00</text:p>
          </table:table-cell>
          <table:table-cell table:style-name="ce2" table:formula="of:=AVERAGE([.P5:.P8])" office:value-type="float" office:value="10.1258333333333">
            <text:p>10,13</text:p>
          </table:table-cell>
          <table:table-cell table:style-name="ce2" table:formula="of:=AVERAGE([.Q5:.Q8])" office:value-type="float" office:value="0.07">
            <text:p>0,07</text:p>
          </table:table-cell>
          <table:table-cell table:style-name="ce2" table:formula="of:=AVERAGE([.R5:.R8])" office:value-type="float" office:value="1.76583333333333">
            <text:p>1,77</text:p>
          </table:table-cell>
          <table:table-cell table:style-name="ce2" table:formula="of:=AVERAGE([.S5:.S8])" office:value-type="float" office:value="8.66375">
            <text:p>8,66</text:p>
          </table:table-cell>
          <table:table-cell table:style-name="ce2" table:formula="of:=AVERAGE([.T5:.T8])" office:value-type="float" office:value="0">
            <text:p>0,00</text:p>
          </table:table-cell>
          <table:table-cell table:style-name="ce2" table:formula="of:=AVERAGE([.U5:.U8])" office:value-type="float" office:value="55.45875">
            <text:p>55,46</text:p>
          </table:table-cell>
          <table:table-cell table:formula="of:=AVERAGE([.V5:.V8])" office:value-type="float" office:value="4137.18083333333">
            <text:p>4137,1808333333</text:p>
          </table:table-cell>
        </table:table-row>
        <table:table-row table:style-name="ro1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4.46">
            <text:p>24,46</text:p>
          </table:table-cell>
          <table:table-cell office:value-type="float" office:value="0">
            <text:p>0</text:p>
          </table:table-cell>
          <table:table-cell office:value-type="float" office:value="10.43">
            <text:p>10,43</text:p>
          </table:table-cell>
          <table:table-cell office:value-type="float" office:value="0.05">
            <text:p>0,05</text:p>
          </table:table-cell>
          <table:table-cell office:value-type="float" office:value="1.54">
            <text:p>1,54</text:p>
          </table:table-cell>
          <table:table-cell office:value-type="float" office:value="8.63">
            <text:p>8,63</text:p>
          </table:table-cell>
          <table:table-cell office:value-type="float" office:value="0">
            <text:p>0</text:p>
          </table:table-cell>
          <table:table-cell office:value-type="float" office:value="54.88">
            <text:p>54,88</text:p>
          </table:table-cell>
          <table:table-cell office:value-type="float" office:value="16747.31">
            <text:p>16747,31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</table:table-row>
        <table:table-row table:style-name="ro2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25.35">
            <text:p>25,35</text:p>
          </table:table-cell>
          <table:table-cell office:value-type="float" office:value="0">
            <text:p>0</text:p>
          </table:table-cell>
          <table:table-cell office:value-type="float" office:value="10.87">
            <text:p>10,87</text:p>
          </table:table-cell>
          <table:table-cell table:number-columns-repeated="2" office:value-type="float" office:value="0">
            <text:p>0</text:p>
          </table:table-cell>
          <table:table-cell office:value-type="float" office:value="1.81">
            <text:p>1,81</text:p>
          </table:table-cell>
          <table:table-cell office:value-type="float" office:value="0">
            <text:p>0</text:p>
          </table:table-cell>
          <table:table-cell office:value-type="float" office:value="61.97">
            <text:p>61,97</text:p>
          </table:table-cell>
          <table:table-cell office:value-type="float" office:value="250.1">
            <text:p>250,1</text:p>
          </table:table-cell>
          <table:table-cell office:value-type="float" office:value="0">
            <text:p>0</text:p>
          </table:table-cell>
          <table:table-cell table:style-name="ce2" table:formula="of:=SUMIF([.$C$3:.$C$43];&quot;=&quot;&amp;[.$M5];[.D$3:.D$43])/6" office:value-type="float" office:value="31.25">
            <text:p>31,25</text:p>
          </table:table-cell>
          <table:table-cell table:style-name="ce2" table:formula="of:=SUMIF([.$C$3:.$C$43];&quot;=&quot;&amp;[.$M5];[.E$3:.E$43])/6" office:value-type="float" office:value="0">
            <text:p>0,00</text:p>
          </table:table-cell>
          <table:table-cell table:style-name="ce2" table:formula="of:=SUMIF([.$C$3:.$C$43];&quot;=&quot;&amp;[.$M5];[.F$3:.F$43])/6" office:value-type="float" office:value="8.26666666666667">
            <text:p>8,27</text:p>
          </table:table-cell>
          <table:table-cell table:style-name="ce2" table:formula="of:=SUMIF([.$C$3:.$C$43];&quot;=&quot;&amp;[.$M5];[.G$3:.G$43])/6" office:value-type="float" office:value="0">
            <text:p>0,00</text:p>
          </table:table-cell>
          <table:table-cell table:style-name="ce2" table:formula="of:=SUMIF([.$C$3:.$C$43];&quot;=&quot;&amp;[.$M5];[.H$3:.H$43])/6" office:value-type="float" office:value="0">
            <text:p>0,00</text:p>
          </table:table-cell>
          <table:table-cell table:style-name="ce2" table:formula="of:=SUMIF([.$C$3:.$C$43];&quot;=&quot;&amp;[.$M5];[.I$3:.I$43])/6" office:value-type="float" office:value="1.81333333333333">
            <text:p>1,81</text:p>
          </table:table-cell>
          <table:table-cell table:style-name="ce2" table:formula="of:=SUMIF([.$C$3:.$C$43];&quot;=&quot;&amp;[.$M5];[.J$3:.J$43])/6" office:value-type="float" office:value="0">
            <text:p>0,00</text:p>
          </table:table-cell>
          <table:table-cell table:style-name="ce2" table:formula="of:=SUMIF([.$C$3:.$C$43];&quot;=&quot;&amp;[.$M5];[.K$3:.K$43])/6" office:value-type="float" office:value="58.6716666666667">
            <text:p>58,67</text:p>
          </table:table-cell>
          <table:table-cell table:formula="of:=SUMIF([.$C$3:.$C$43];&quot;=&quot;&amp;[.$M5];[.L$3:.L$43])/6" office:value-type="float" office:value="249.95">
            <text:p>249,95</text:p>
          </table:table-cell>
        </table:table-row>
        <table:table-row table:style-name="ro2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33.4">
            <text:p>33,4</text:p>
          </table:table-cell>
          <table:table-cell office:value-type="float" office:value="0">
            <text:p>0</text:p>
          </table:table-cell>
          <table:table-cell office:value-type="float" office:value="9.05">
            <text:p>9,05</text:p>
          </table:table-cell>
          <table:table-cell table:number-columns-repeated="2" office:value-type="float" office:value="0">
            <text:p>0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office:value-type="float" office:value="56.34">
            <text:p>56,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SUMIF([.$C$3:.$C$43];&quot;=&quot;&amp;[.$M6];[.D$3:.D$43])/6" office:value-type="float" office:value="30.0816666666667">
            <text:p>30,08</text:p>
          </table:table-cell>
          <table:table-cell table:style-name="ce2" table:formula="of:=SUMIF([.$C$3:.$C$43];&quot;=&quot;&amp;[.$M6];[.E$3:.E$43])/6" office:value-type="float" office:value="0">
            <text:p>0,00</text:p>
          </table:table-cell>
          <table:table-cell table:style-name="ce2" table:formula="of:=SUMIF([.$C$3:.$C$43];&quot;=&quot;&amp;[.$M6];[.F$3:.F$43])/6" office:value-type="float" office:value="9.54666666666667">
            <text:p>9,55</text:p>
          </table:table-cell>
          <table:table-cell table:style-name="ce2" table:formula="of:=SUMIF([.$C$3:.$C$43];&quot;=&quot;&amp;[.$M6];[.G$3:.G$43])/6" office:value-type="float" office:value="0">
            <text:p>0,00</text:p>
          </table:table-cell>
          <table:table-cell table:style-name="ce2" table:formula="of:=SUMIF([.$C$3:.$C$43];&quot;=&quot;&amp;[.$M6];[.H$3:.H$43])/6" office:value-type="float" office:value="0">
            <text:p>0,00</text:p>
          </table:table-cell>
          <table:table-cell table:style-name="ce2" table:formula="of:=SUMIF([.$C$3:.$C$43];&quot;=&quot;&amp;[.$M6];[.I$3:.I$43])/6" office:value-type="float" office:value="2.42333333333333">
            <text:p>2,42</text:p>
          </table:table-cell>
          <table:table-cell table:style-name="ce2" table:formula="of:=SUMIF([.$C$3:.$C$43];&quot;=&quot;&amp;[.$M6];[.J$3:.J$43])/6" office:value-type="float" office:value="0">
            <text:p>0,00</text:p>
          </table:table-cell>
          <table:table-cell table:style-name="ce2" table:formula="of:=SUMIF([.$C$3:.$C$43];&quot;=&quot;&amp;[.$M6];[.K$3:.K$43])/6" office:value-type="float" office:value="57.9516666666667">
            <text:p>57,95</text:p>
          </table:table-cell>
          <table:table-cell table:formula="of:=SUMIF([.$C$3:.$C$43];&quot;=&quot;&amp;[.$M6];[.L$3:.L$43])/6" office:value-type="float" office:value="0">
            <text:p>0</text:p>
          </table:table-cell>
        </table:table-row>
        <table:table-row table:style-name="ro2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19.71">
            <text:p>19,71</text:p>
          </table:table-cell>
          <table:table-cell office:value-type="float" office:value="0">
            <text:p>0</text:p>
          </table:table-cell>
          <table:table-cell office:value-type="float" office:value="10.48">
            <text:p>10,48</text:p>
          </table:table-cell>
          <table:table-cell table:number-columns-repeated="2" office:value-type="float" office:value="0">
            <text:p>0</text:p>
          </table:table-cell>
          <table:table-cell office:value-type="float" office:value="3.35">
            <text:p>3,35</text:p>
          </table:table-cell>
          <table:table-cell office:value-type="float" office:value="0">
            <text:p>0</text:p>
          </table:table-cell>
          <table:table-cell office:value-type="float" office:value="66.46">
            <text:p>66,46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table:style-name="ce2" table:formula="of:=SUMIF([.$C$3:.$C$43];&quot;=&quot;&amp;[.$M7];[.D$3:.D$43])/6" office:value-type="float" office:value="18.255">
            <text:p>18,26</text:p>
          </table:table-cell>
          <table:table-cell table:style-name="ce2" table:formula="of:=SUMIF([.$C$3:.$C$43];&quot;=&quot;&amp;[.$M7];[.E$3:.E$43])/6" office:value-type="float" office:value="0">
            <text:p>0,00</text:p>
          </table:table-cell>
          <table:table-cell table:style-name="ce2" table:formula="of:=SUMIF([.$C$3:.$C$43];&quot;=&quot;&amp;[.$M7];[.F$3:.F$43])/6" office:value-type="float" office:value="11.2216666666667">
            <text:p>11,22</text:p>
          </table:table-cell>
          <table:table-cell table:style-name="ce2" table:formula="of:=SUMIF([.$C$3:.$C$43];&quot;=&quot;&amp;[.$M7];[.G$3:.G$43])/6" office:value-type="float" office:value="0">
            <text:p>0,00</text:p>
          </table:table-cell>
          <table:table-cell table:style-name="ce2" table:formula="of:=SUMIF([.$C$3:.$C$43];&quot;=&quot;&amp;[.$M7];[.H$3:.H$43])/6" office:value-type="float" office:value="0">
            <text:p>0,00</text:p>
          </table:table-cell>
          <table:table-cell table:style-name="ce2" table:formula="of:=SUMIF([.$C$3:.$C$43];&quot;=&quot;&amp;[.$M7];[.I$3:.I$43])/6" office:value-type="float" office:value="2.76333333333333">
            <text:p>2,76</text:p>
          </table:table-cell>
          <table:table-cell table:style-name="ce2" table:formula="of:=SUMIF([.$C$3:.$C$43];&quot;=&quot;&amp;[.$M7];[.J$3:.J$43])/6" office:value-type="float" office:value="0">
            <text:p>0,00</text:p>
          </table:table-cell>
          <table:table-cell table:style-name="ce2" table:formula="of:=SUMIF([.$C$3:.$C$43];&quot;=&quot;&amp;[.$M7];[.K$3:.K$43])/6" office:value-type="float" office:value="67.7633333333333">
            <text:p>67,76</text:p>
          </table:table-cell>
          <table:table-cell table:formula="of:=SUMIF([.$C$3:.$C$43];&quot;=&quot;&amp;[.$M7];[.L$3:.L$43])/6" office:value-type="float" office:value="2.195">
            <text:p>2,195</text:p>
          </table:table-cell>
        </table:table-row>
        <table:table-row table:style-name="ro2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8.87">
            <text:p>18,87</text:p>
          </table:table-cell>
          <table:table-cell office:value-type="float" office:value="0">
            <text:p>0</text:p>
          </table:table-cell>
          <table:table-cell office:value-type="float" office:value="11.53">
            <text:p>11,53</text:p>
          </table:table-cell>
          <table:table-cell office:value-type="float" office:value="0.21">
            <text:p>0,21</text:p>
          </table:table-cell>
          <table:table-cell office:value-type="float" office:value="6.29">
            <text:p>6,29</text:p>
          </table:table-cell>
          <table:table-cell office:value-type="float" office:value="28.72">
            <text:p>28,72</text:p>
          </table:table-cell>
          <table:table-cell office:value-type="float" office:value="0">
            <text:p>0</text:p>
          </table:table-cell>
          <table:table-cell office:value-type="float" office:value="34.38">
            <text:p>34,38</text:p>
          </table:table-cell>
          <table:table-cell office:value-type="float" office:value="16496.41">
            <text:p>16496,41</text:p>
          </table:table-cell>
          <table:table-cell office:value-type="float" office:value="3">
            <text:p>3</text:p>
          </table:table-cell>
          <table:table-cell table:style-name="ce2" table:formula="of:=SUMIF([.$C$3:.$C$43];&quot;=&quot;&amp;[.$M8];[.D$3:.D$43])/6" office:value-type="float" office:value="16.085">
            <text:p>16,09</text:p>
          </table:table-cell>
          <table:table-cell table:style-name="ce2" table:formula="of:=SUMIF([.$C$3:.$C$43];&quot;=&quot;&amp;[.$M8];[.E$3:.E$43])/6" office:value-type="float" office:value="0">
            <text:p>0,00</text:p>
          </table:table-cell>
          <table:table-cell table:style-name="ce2" table:formula="of:=SUMIF([.$C$3:.$C$43];&quot;=&quot;&amp;[.$M8];[.F$3:.F$43])/6" office:value-type="float" office:value="11.4683333333333">
            <text:p>11,47</text:p>
          </table:table-cell>
          <table:table-cell table:style-name="ce2" table:formula="of:=SUMIF([.$C$3:.$C$43];&quot;=&quot;&amp;[.$M8];[.G$3:.G$43])/6" office:value-type="float" office:value="0.28">
            <text:p>0,28</text:p>
          </table:table-cell>
          <table:table-cell table:style-name="ce2" table:formula="of:=SUMIF([.$C$3:.$C$43];&quot;=&quot;&amp;[.$M8];[.H$3:.H$43])/6" office:value-type="float" office:value="7.06333333333333">
            <text:p>7,06</text:p>
          </table:table-cell>
          <table:table-cell table:style-name="ce2" table:formula="of:=SUMIF([.$C$3:.$C$43];&quot;=&quot;&amp;[.$M8];[.I$3:.I$43])/6" office:value-type="float" office:value="27.655">
            <text:p>27,66</text:p>
          </table:table-cell>
          <table:table-cell table:style-name="ce2" table:formula="of:=SUMIF([.$C$3:.$C$43];&quot;=&quot;&amp;[.$M8];[.J$3:.J$43])/6" office:value-type="float" office:value="0">
            <text:p>0,00</text:p>
          </table:table-cell>
          <table:table-cell table:style-name="ce2" table:formula="of:=SUMIF([.$C$3:.$C$43];&quot;=&quot;&amp;[.$M8];[.K$3:.K$43])/6" office:value-type="float" office:value="37.4483333333333">
            <text:p>37,45</text:p>
          </table:table-cell>
          <table:table-cell table:formula="of:=SUMIF([.$C$3:.$C$43];&quot;=&quot;&amp;[.$M8];[.L$3:.L$43])/6" office:value-type="float" office:value="16296.5783333333">
            <text:p>16296,5783333333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36S">
            <text:p>01:41:36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4.73">
            <text:p>24,73</text:p>
          </table:table-cell>
          <table:table-cell office:value-type="float" office:value="0">
            <text:p>0</text:p>
          </table:table-cell>
          <table:table-cell office:value-type="float" office:value="9.77">
            <text:p>9,77</text:p>
          </table:table-cell>
          <table:table-cell office:value-type="float" office:value="0.05">
            <text:p>0,05</text:p>
          </table:table-cell>
          <table:table-cell office:value-type="float" office:value="1.85">
            <text:p>1,85</text:p>
          </table:table-cell>
          <table:table-cell office:value-type="float" office:value="8.64">
            <text:p>8,64</text:p>
          </table:table-cell>
          <table:table-cell office:value-type="float" office:value="0">
            <text:p>0</text:p>
          </table:table-cell>
          <table:table-cell office:value-type="float" office:value="54.96">
            <text:p>54,96</text:p>
          </table:table-cell>
          <table:table-cell office:value-type="float" office:value="16733.53">
            <text:p>16733,53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34.48">
            <text:p>34,48</text:p>
          </table:table-cell>
          <table:table-cell office:value-type="float" office:value="0">
            <text:p>0</text:p>
          </table:table-cell>
          <table:table-cell office:value-type="float" office:value="8.06">
            <text:p>8,06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office:value-type="float" office:value="55.85">
            <text:p>55,85</text:p>
          </table:table-cell>
          <table:table-cell office:value-type="float" office:value="249.9">
            <text:p>249,9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28.23">
            <text:p>28,23</text:p>
          </table:table-cell>
          <table:table-cell office:value-type="float" office:value="0">
            <text:p>0</text:p>
          </table:table-cell>
          <table:table-cell office:value-type="float" office:value="10.28">
            <text:p>10,28</text:p>
          </table:table-cell>
          <table:table-cell table:number-columns-repeated="2" office:value-type="float" office:value="0">
            <text:p>0</text:p>
          </table:table-cell>
          <table:table-cell office:value-type="float" office:value="2.82">
            <text:p>2,82</text:p>
          </table:table-cell>
          <table:table-cell office:value-type="float" office:value="0">
            <text:p>0</text:p>
          </table:table-cell>
          <table:table-cell office:value-type="float" office:value="58.67">
            <text:p>58,6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19.16">
            <text:p>19,16</text:p>
          </table:table-cell>
          <table:table-cell office:value-type="float" office:value="0">
            <text:p>0</text:p>
          </table:table-cell>
          <table:table-cell office:value-type="float" office:value="9.89">
            <text:p>9,89</text:p>
          </table:table-cell>
          <table:table-cell table:number-columns-repeated="2" office:value-type="float" office:value="0">
            <text:p>0</text:p>
          </table:table-cell>
          <table:table-cell office:value-type="float" office:value="2.53">
            <text:p>2,53</text:p>
          </table:table-cell>
          <table:table-cell office:value-type="float" office:value="0">
            <text:p>0</text:p>
          </table:table-cell>
          <table:table-cell office:value-type="float" office:value="68.42">
            <text:p>68,4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6.42">
            <text:p>16,42</text:p>
          </table:table-cell>
          <table:table-cell office:value-type="float" office:value="0">
            <text:p>0</text:p>
          </table:table-cell>
          <table:table-cell office:value-type="float" office:value="10.74">
            <text:p>10,74</text:p>
          </table:table-cell>
          <table:table-cell office:value-type="float" office:value="0.21">
            <text:p>0,21</text:p>
          </table:table-cell>
          <table:table-cell office:value-type="float" office:value="7.58">
            <text:p>7,5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7.05">
            <text:p>37,05</text:p>
          </table:table-cell>
          <table:table-cell office:value-type="float" office:value="16483.03">
            <text:p>16483,03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41S">
            <text:p>01:41:41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2.98">
            <text:p>22,98</text:p>
          </table:table-cell>
          <table:table-cell office:value-type="float" office:value="0">
            <text:p>0</text:p>
          </table:table-cell>
          <table:table-cell office:value-type="float" office:value="10.61">
            <text:p>10,61</text:p>
          </table:table-cell>
          <table:table-cell office:value-type="float" office:value="0.05">
            <text:p>0,05</text:p>
          </table:table-cell>
          <table:table-cell office:value-type="float" office:value="1.55">
            <text:p>1,55</text:p>
          </table:table-cell>
          <table:table-cell office:value-type="float" office:value="7.99">
            <text:p>7,99</text:p>
          </table:table-cell>
          <table:table-cell office:value-type="float" office:value="0">
            <text:p>0</text:p>
          </table:table-cell>
          <table:table-cell office:value-type="float" office:value="56.83">
            <text:p>56,83</text:p>
          </table:table-cell>
          <table:table-cell office:value-type="float" office:value="15855.89">
            <text:p>15855,89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28.43">
            <text:p>28,43</text:p>
          </table:table-cell>
          <table:table-cell office:value-type="float" office:value="0">
            <text:p>0</text:p>
          </table:table-cell>
          <table:table-cell office:value-type="float" office:value="9.48">
            <text:p>9,48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office:value-type="float" office:value="60.48">
            <text:p>60,48</text:p>
          </table:table-cell>
          <table:table-cell office:value-type="float" office:value="249.7">
            <text:p>249,7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29.64">
            <text:p>29,64</text:p>
          </table:table-cell>
          <table:table-cell office:value-type="float" office:value="0">
            <text:p>0</text:p>
          </table:table-cell>
          <table:table-cell office:value-type="float" office:value="10.08">
            <text:p>10,08</text:p>
          </table:table-cell>
          <table:table-cell table:number-columns-repeated="2" office:value-type="float" office:value="0">
            <text:p>0</text:p>
          </table:table-cell>
          <table:table-cell office:value-type="float" office:value="2.02">
            <text:p>2,02</text:p>
          </table:table-cell>
          <table:table-cell office:value-type="float" office:value="0">
            <text:p>0</text:p>
          </table:table-cell>
          <table:table-cell office:value-type="float" office:value="58.27">
            <text:p>58,2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18.28">
            <text:p>18,28</text:p>
          </table:table-cell>
          <table:table-cell office:value-type="float" office:value="0">
            <text:p>0</text:p>
          </table:table-cell>
          <table:table-cell office:value-type="float" office:value="11.34">
            <text:p>11,34</text:p>
          </table:table-cell>
          <table:table-cell table:number-columns-repeated="2" office:value-type="float" office:value="0">
            <text:p>0</text:p>
          </table:table-cell>
          <table:table-cell office:value-type="float" office:value="3.36">
            <text:p>3,36</text:p>
          </table:table-cell>
          <table:table-cell office:value-type="float" office:value="0">
            <text:p>0</text:p>
          </table:table-cell>
          <table:table-cell office:value-type="float" office:value="67.02">
            <text:p>67,02</text:p>
          </table:table-cell>
          <table:table-cell office:value-type="float" office:value="2.99">
            <text:p>2,99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4.95">
            <text:p>14,95</text:p>
          </table:table-cell>
          <table:table-cell office:value-type="float" office:value="0">
            <text:p>0</text:p>
          </table:table-cell>
          <table:table-cell office:value-type="float" office:value="11.79">
            <text:p>11,79</text:p>
          </table:table-cell>
          <table:table-cell office:value-type="float" office:value="0.21">
            <text:p>0,21</text:p>
          </table:table-cell>
          <table:table-cell office:value-type="float" office:value="6.32">
            <text:p>6,32</text:p>
          </table:table-cell>
          <table:table-cell office:value-type="float" office:value="25.68">
            <text:p>25,68</text:p>
          </table:table-cell>
          <table:table-cell office:value-type="float" office:value="0">
            <text:p>0</text:p>
          </table:table-cell>
          <table:table-cell office:value-type="float" office:value="41.05">
            <text:p>41,05</text:p>
          </table:table-cell>
          <table:table-cell office:value-type="float" office:value="15602.59">
            <text:p>15602,59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46S">
            <text:p>01:41:46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2.73">
            <text:p>22,73</text:p>
          </table:table-cell>
          <table:table-cell office:value-type="float" office:value="0">
            <text:p>0</text:p>
          </table:table-cell>
          <table:table-cell office:value-type="float" office:value="8.88">
            <text:p>8,88</text:p>
          </table:table-cell>
          <table:table-cell office:value-type="float" office:value="0.05">
            <text:p>0,05</text:p>
          </table:table-cell>
          <table:table-cell office:value-type="float" office:value="2">
            <text:p>2</text:p>
          </table:table-cell>
          <table:table-cell office:value-type="float" office:value="8.21">
            <text:p>8,21</text:p>
          </table:table-cell>
          <table:table-cell office:value-type="float" office:value="0">
            <text:p>0</text:p>
          </table:table-cell>
          <table:table-cell office:value-type="float" office:value="58.13">
            <text:p>58,13</text:p>
          </table:table-cell>
          <table:table-cell office:value-type="float" office:value="16266.47">
            <text:p>16266,47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28.69">
            <text:p>28,69</text:p>
          </table:table-cell>
          <table:table-cell office:value-type="float" office:value="0">
            <text:p>0</text:p>
          </table:table-cell>
          <table:table-cell office:value-type="float" office:value="7.27">
            <text:p>7,27</text:p>
          </table:table-cell>
          <table:table-cell table:number-columns-repeated="2" office:value-type="float" office:value="0">
            <text:p>0</text:p>
          </table:table-cell>
          <table:table-cell office:value-type="float" office:value="2.22">
            <text:p>2,22</text:p>
          </table:table-cell>
          <table:table-cell office:value-type="float" office:value="0">
            <text:p>0</text:p>
          </table:table-cell>
          <table:table-cell office:value-type="float" office:value="61.82">
            <text:p>61,82</text:p>
          </table:table-cell>
          <table:table-cell office:value-type="float" office:value="250.1">
            <text:p>250,1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34.48">
            <text:p>34,48</text:p>
          </table:table-cell>
          <table:table-cell office:value-type="float" office:value="0">
            <text:p>0</text:p>
          </table:table-cell>
          <table:table-cell office:value-type="float" office:value="5.85">
            <text:p>5,85</text:p>
          </table:table-cell>
          <table:table-cell table:number-columns-repeated="2" office:value-type="float" office:value="0">
            <text:p>0</text:p>
          </table:table-cell>
          <table:table-cell office:value-type="float" office:value="2.02">
            <text:p>2,02</text:p>
          </table:table-cell>
          <table:table-cell office:value-type="float" office:value="0">
            <text:p>0</text:p>
          </table:table-cell>
          <table:table-cell office:value-type="float" office:value="57.66">
            <text:p>57,6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12.97">
            <text:p>12,97</text:p>
          </table:table-cell>
          <table:table-cell office:value-type="float" office:value="0">
            <text:p>0</text:p>
          </table:table-cell>
          <table:table-cell office:value-type="float" office:value="11.3">
            <text:p>11,3</text:p>
          </table:table-cell>
          <table:table-cell table:number-columns-repeated="2" office:value-type="float" office:value="0">
            <text:p>0</text:p>
          </table:table-cell>
          <table:table-cell office:value-type="float" office:value="2.51">
            <text:p>2,51</text:p>
          </table:table-cell>
          <table:table-cell office:value-type="float" office:value="0">
            <text:p>0</text:p>
          </table:table-cell>
          <table:table-cell office:value-type="float" office:value="73.22">
            <text:p>73,22</text:p>
          </table:table-cell>
          <table:table-cell office:value-type="float" office:value="5.99">
            <text:p>5,99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4.2">
            <text:p>14,2</text:p>
          </table:table-cell>
          <table:table-cell office:value-type="float" office:value="0">
            <text:p>0</text:p>
          </table:table-cell>
          <table:table-cell office:value-type="float" office:value="11.06">
            <text:p>11,06</text:p>
          </table:table-cell>
          <table:table-cell office:value-type="float" office:value="0.21">
            <text:p>0,21</text:p>
          </table:table-cell>
          <table:table-cell office:value-type="float" office:value="8.14">
            <text:p>8,14</text:p>
          </table:table-cell>
          <table:table-cell office:value-type="float" office:value="26.3">
            <text:p>26,3</text:p>
          </table:table-cell>
          <table:table-cell office:value-type="float" office:value="0">
            <text:p>0</text:p>
          </table:table-cell>
          <table:table-cell office:value-type="float" office:value="40.08">
            <text:p>40,08</text:p>
          </table:table-cell>
          <table:table-cell office:value-type="float" office:value="16010.98">
            <text:p>16010,98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51S">
            <text:p>01:41:51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5.62">
            <text:p>25,62</text:p>
          </table:table-cell>
          <table:table-cell office:value-type="float" office:value="0">
            <text:p>0</text:p>
          </table:table-cell>
          <table:table-cell office:value-type="float" office:value="10.26">
            <text:p>10,26</text:p>
          </table:table-cell>
          <table:table-cell office:value-type="float" office:value="0.1">
            <text:p>0,1</text:p>
          </table:table-cell>
          <table:table-cell office:value-type="float" office:value="1.65">
            <text:p>1,65</text:p>
          </table:table-cell>
          <table:table-cell office:value-type="float" office:value="8.81">
            <text:p>8,81</text:p>
          </table:table-cell>
          <table:table-cell office:value-type="float" office:value="0">
            <text:p>0</text:p>
          </table:table-cell>
          <table:table-cell office:value-type="float" office:value="53.56">
            <text:p>53,56</text:p>
          </table:table-cell>
          <table:table-cell office:value-type="float" office:value="16967.8">
            <text:p>16967,8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39.64">
            <text:p>39,64</text:p>
          </table:table-cell>
          <table:table-cell office:value-type="float" office:value="0">
            <text:p>0</text:p>
          </table:table-cell>
          <table:table-cell office:value-type="float" office:value="5.84">
            <text:p>5,84</text:p>
          </table:table-cell>
          <table:table-cell table:number-columns-repeated="2" office:value-type="float" office:value="0">
            <text:p>0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office:value-type="float" office:value="52.52">
            <text:p>52,52</text:p>
          </table:table-cell>
          <table:table-cell office:value-type="float" office:value="250.2">
            <text:p>250,2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28.48">
            <text:p>28,48</text:p>
          </table:table-cell>
          <table:table-cell office:value-type="float" office:value="0">
            <text:p>0</text:p>
          </table:table-cell>
          <table:table-cell office:value-type="float" office:value="11.72">
            <text:p>11,72</text:p>
          </table:table-cell>
          <table:table-cell table:number-columns-repeated="2" office:value-type="float" office:value="0">
            <text:p>0</text:p>
          </table:table-cell>
          <table:table-cell office:value-type="float" office:value="2.83">
            <text:p>2,83</text:p>
          </table:table-cell>
          <table:table-cell office:value-type="float" office:value="0">
            <text:p>0</text:p>
          </table:table-cell>
          <table:table-cell office:value-type="float" office:value="56.97">
            <text:p>56,9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18.32">
            <text:p>18,32</text:p>
          </table:table-cell>
          <table:table-cell office:value-type="float" office:value="0">
            <text:p>0</text:p>
          </table:table-cell>
          <table:table-cell office:value-type="float" office:value="12.21">
            <text:p>12,21</text:p>
          </table:table-cell>
          <table:table-cell table:number-columns-repeated="2" office:value-type="float" office:value="0">
            <text:p>0</text:p>
          </table:table-cell>
          <table:table-cell office:value-type="float" office:value="2.53">
            <text:p>2,53</text:p>
          </table:table-cell>
          <table:table-cell office:value-type="float" office:value="0">
            <text:p>0</text:p>
          </table:table-cell>
          <table:table-cell office:value-type="float" office:value="66.95">
            <text:p>66,9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5.37">
            <text:p>15,37</text:p>
          </table:table-cell>
          <table:table-cell office:value-type="float" office:value="0">
            <text:p>0</text:p>
          </table:table-cell>
          <table:table-cell office:value-type="float" office:value="11.79">
            <text:p>11,79</text:p>
          </table:table-cell>
          <table:table-cell office:value-type="float" office:value="0.42">
            <text:p>0,42</text:p>
          </table:table-cell>
          <table:table-cell office:value-type="float" office:value="6.74">
            <text:p>6,74</text:p>
          </table:table-cell>
          <table:table-cell office:value-type="float" office:value="28.21">
            <text:p>28,21</text:p>
          </table:table-cell>
          <table:table-cell office:value-type="float" office:value="0">
            <text:p>0</text:p>
          </table:table-cell>
          <table:table-cell office:value-type="float" office:value="37.47">
            <text:p>37,47</text:p>
          </table:table-cell>
          <table:table-cell office:value-type="float" office:value="16718.2">
            <text:p>16718,2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time" office:time-value="PT01H41M56S">
            <text:p>01:41:56</text:p>
          </table:table-cell>
          <table:table-cell office:value-type="string">
            <text:p>PM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2M01S">
            <text:p>01:42:01</text:p>
          </table:table-cell>
          <table:table-cell office:value-type="string">
            <text:p>PM</text:p>
          </table:table-cell>
          <table:table-cell office:value-type="string">
            <text:p>all</text:p>
          </table:table-cell>
          <table:table-cell office:value-type="float" office:value="23.86">
            <text:p>23,86</text:p>
          </table:table-cell>
          <table:table-cell office:value-type="float" office:value="0">
            <text:p>0</text:p>
          </table:table-cell>
          <table:table-cell office:value-type="float" office:value="10.67">
            <text:p>10,67</text:p>
          </table:table-cell>
          <table:table-cell office:value-type="float" office:value="0.1">
            <text:p>0,1</text:p>
          </table:table-cell>
          <table:table-cell office:value-type="float" office:value="1.8">
            <text:p>1,8</text:p>
          </table:table-cell>
          <table:table-cell office:value-type="float" office:value="8.93">
            <text:p>8,93</text:p>
          </table:table-cell>
          <table:table-cell office:value-type="float" office:value="0">
            <text:p>0</text:p>
          </table:table-cell>
          <table:table-cell office:value-type="float" office:value="54.64">
            <text:p>54,64</text:p>
          </table:table-cell>
          <table:table-cell office:value-type="float" office:value="16722.36">
            <text:p>16722,36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2M01S">
            <text:p>01:42:01</text:p>
          </table:table-cell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30.91">
            <text:p>30,91</text:p>
          </table:table-cell>
          <table:table-cell office:value-type="float" office:value="0">
            <text:p>0</text:p>
          </table:table-cell>
          <table:table-cell office:value-type="float" office:value="8.08">
            <text:p>8,08</text:p>
          </table:table-cell>
          <table:table-cell table:number-columns-repeated="2" office:value-type="float" office:value="0">
            <text:p>0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office:value-type="float" office:value="59.39">
            <text:p>59,39</text:p>
          </table:table-cell>
          <table:table-cell office:value-type="float" office:value="249.7">
            <text:p>249,7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2M01S">
            <text:p>01:42:01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26.26">
            <text:p>26,26</text:p>
          </table:table-cell>
          <table:table-cell office:value-type="float" office:value="0">
            <text:p>0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0">
            <text:p>0</text:p>
          </table:table-cell>
          <table:table-cell office:value-type="float" office:value="3.64">
            <text:p>3,64</text:p>
          </table:table-cell>
          <table:table-cell office:value-type="float" office:value="0">
            <text:p>0</text:p>
          </table:table-cell>
          <table:table-cell office:value-type="float" office:value="59.8">
            <text:p>59,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2M01S">
            <text:p>01:42:01</text:p>
          </table:table-cell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21.09">
            <text:p>21,09</text:p>
          </table:table-cell>
          <table:table-cell office:value-type="float" office:value="0">
            <text:p>0</text:p>
          </table:table-cell>
          <table:table-cell office:value-type="float" office:value="12.11">
            <text:p>12,11</text:p>
          </table:table-cell>
          <table:table-cell table:number-columns-repeated="2"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64.51">
            <text:p>64,51</text:p>
          </table:table-cell>
          <table:table-cell office:value-type="float" office:value="2.99">
            <text:p>2,99</text:p>
          </table:table-cell>
          <table:table-cell table:number-columns-repeated="10"/>
        </table:table-row>
        <table:table-row table:style-name="ro2">
          <table:table-cell table:style-name="ce1" office:value-type="time" office:time-value="PT01H42M01S">
            <text:p>01:42:01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16.7">
            <text:p>16,7</text:p>
          </table:table-cell>
          <table:table-cell office:value-type="float" office:value="0">
            <text:p>0</text:p>
          </table:table-cell>
          <table:table-cell office:value-type="float" office:value="11.9">
            <text:p>11,9</text:p>
          </table:table-cell>
          <table:table-cell office:value-type="float" office:value="0.42">
            <text:p>0,42</text:p>
          </table:table-cell>
          <table:table-cell office:value-type="float" office:value="7.31">
            <text:p>7,31</text:p>
          </table:table-cell>
          <table:table-cell office:value-type="float" office:value="29.02">
            <text:p>29,02</text:p>
          </table:table-cell>
          <table:table-cell office:value-type="float" office:value="0">
            <text:p>0</text:p>
          </table:table-cell>
          <table:table-cell office:value-type="float" office:value="34.66">
            <text:p>34,66</text:p>
          </table:table-cell>
          <table:table-cell office:value-type="float" office:value="16468.26">
            <text:p>16468,26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Average:</text:p>
          </table:table-cell>
          <table:table-cell office:value-type="string">
            <text:p>CPU</text:p>
          </table:table-cell>
          <table:table-cell office:value-type="string">
            <text:p>%user</text:p>
          </table:table-cell>
          <table:table-cell office:value-type="string">
            <text:p>%nice</text:p>
          </table:table-cell>
          <table:table-cell office:value-type="string">
            <text:p>%sys</text:p>
          </table:table-cell>
          <table:table-cell office:value-type="string">
            <text:p>%iowait</text:p>
          </table:table-cell>
          <table:table-cell office:value-type="string">
            <text:p>%irq</text:p>
          </table:table-cell>
          <table:table-cell office:value-type="string">
            <text:p>%soft</text:p>
          </table:table-cell>
          <table:table-cell office:value-type="string">
            <text:p>%steal</text:p>
          </table:table-cell>
          <table:table-cell office:value-type="string">
            <text:p>%idle</text:p>
          </table:table-cell>
          <table:table-cell office:value-type="string">
            <text:p>intr/s</text:p>
          </table:table-cell>
          <table:table-cell table:number-columns-repeated="11"/>
        </table:table-row>
        <table:table-row table:style-name="ro1">
          <table:table-cell office:value-type="string">
            <text:p>Average:</text:p>
          </table:table-cell>
          <table:table-cell office:value-type="string">
            <text:p>all</text:p>
          </table:table-cell>
          <table:table-cell office:value-type="float" office:value="24.06">
            <text:p>24,06</text:p>
          </table:table-cell>
          <table:table-cell office:value-type="float" office:value="0">
            <text:p>0</text:p>
          </table:table-cell>
          <table:table-cell office:value-type="float" office:value="10.1">
            <text:p>10,1</text:p>
          </table:table-cell>
          <table:table-cell office:value-type="float" office:value="0.07">
            <text:p>0,07</text:p>
          </table:table-cell>
          <table:table-cell office:value-type="float" office:value="1.73">
            <text:p>1,73</text:p>
          </table:table-cell>
          <table:table-cell office:value-type="float" office:value="8.53">
            <text:p>8,53</text:p>
          </table:table-cell>
          <table:table-cell office:value-type="float" office:value="0">
            <text:p>0</text:p>
          </table:table-cell>
          <table:table-cell office:value-type="float" office:value="55.5">
            <text:p>55,5</text:p>
          </table:table-cell>
          <table:table-cell office:value-type="float" office:value="16548.75">
            <text:p>16548,75</text:p>
          </table:table-cell>
          <table:table-cell table:number-columns-repeated="11"/>
        </table:table-row>
        <table:table-row table:style-name="ro1">
          <table:table-cell office:value-type="string">
            <text:p>Average:</text:p>
          </table:table-cell>
          <table:table-cell office:value-type="float" office:value="0">
            <text:p>0</text:p>
          </table:table-cell>
          <table:table-cell office:value-type="float" office:value="31.25">
            <text:p>31,25</text:p>
          </table:table-cell>
          <table:table-cell office:value-type="float" office:value="0">
            <text:p>0</text:p>
          </table:table-cell>
          <table:table-cell office:value-type="float" office:value="8.27">
            <text:p>8,27</text:p>
          </table:table-cell>
          <table:table-cell table:number-columns-repeated="2" office:value-type="float" office:value="0">
            <text:p>0</text:p>
          </table:table-cell>
          <table:table-cell office:value-type="float" office:value="1.81">
            <text:p>1,81</text:p>
          </table:table-cell>
          <table:table-cell office:value-type="float" office:value="0">
            <text:p>0</text:p>
          </table:table-cell>
          <table:table-cell office:value-type="float" office:value="58.67">
            <text:p>58,67</text:p>
          </table:table-cell>
          <table:table-cell office:value-type="float" office:value="249.95">
            <text:p>249,95</text:p>
          </table:table-cell>
          <table:table-cell table:number-columns-repeated="11"/>
        </table:table-row>
        <table:table-row table:style-name="ro1">
          <table:table-cell office:value-type="string">
            <text:p>Average:</text:p>
          </table:table-cell>
          <table:table-cell office:value-type="float" office:value="1">
            <text:p>1</text:p>
          </table:table-cell>
          <table:table-cell office:value-type="float" office:value="30.08">
            <text:p>30,08</text:p>
          </table:table-cell>
          <table:table-cell office:value-type="float" office:value="0">
            <text:p>0</text:p>
          </table:table-cell>
          <table:table-cell office:value-type="float" office:value="9.55">
            <text:p>9,55</text:p>
          </table:table-cell>
          <table:table-cell table:number-columns-repeated="2" office:value-type="float" office:value="0">
            <text:p>0</text:p>
          </table:table-cell>
          <table:table-cell office:value-type="float" office:value="2.42">
            <text:p>2,42</text:p>
          </table:table-cell>
          <table:table-cell office:value-type="float" office:value="0">
            <text:p>0</text:p>
          </table:table-cell>
          <table:table-cell office:value-type="float" office:value="57.95">
            <text:p>57,9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Average:</text:p>
          </table:table-cell>
          <table:table-cell office:value-type="float" office:value="2">
            <text:p>2</text:p>
          </table:table-cell>
          <table:table-cell office:value-type="float" office:value="18.25">
            <text:p>18,25</text:p>
          </table:table-cell>
          <table:table-cell office:value-type="float" office:value="0">
            <text:p>0</text:p>
          </table:table-cell>
          <table:table-cell office:value-type="float" office:value="11.22">
            <text:p>11,22</text:p>
          </table:table-cell>
          <table:table-cell table:number-columns-repeated="2" office:value-type="float" office:value="0">
            <text:p>0</text:p>
          </table:table-cell>
          <table:table-cell office:value-type="float" office:value="2.76">
            <text:p>2,76</text:p>
          </table:table-cell>
          <table:table-cell office:value-type="float" office:value="0">
            <text:p>0</text:p>
          </table:table-cell>
          <table:table-cell office:value-type="float" office:value="67.76">
            <text:p>67,76</text:p>
          </table:table-cell>
          <table:table-cell office:value-type="float" office:value="2.2">
            <text:p>2,2</text:p>
          </table:table-cell>
          <table:table-cell table:number-columns-repeated="11"/>
        </table:table-row>
        <table:table-row table:style-name="ro1">
          <table:table-cell office:value-type="string">
            <text:p>Average:</text:p>
          </table:table-cell>
          <table:table-cell office:value-type="float" office:value="3">
            <text:p>3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1.47">
            <text:p>11,47</text:p>
          </table:table-cell>
          <table:table-cell office:value-type="float" office:value="0.28">
            <text:p>0,28</text:p>
          </table:table-cell>
          <table:table-cell office:value-type="float" office:value="7.06">
            <text:p>7,06</text:p>
          </table:table-cell>
          <table:table-cell office:value-type="float" office:value="27.66">
            <text:p>27,66</text:p>
          </table:table-cell>
          <table:table-cell office:value-type="float" office:value="0">
            <text:p>0</text:p>
          </table:table-cell>
          <table:table-cell office:value-type="float" office:value="37.45">
            <text:p>37,45</text:p>
          </table:table-cell>
          <table:table-cell office:value-type="float" office:value="16296.44">
            <text:p>16296,44</text:p>
          </table:table-cell>
          <table:table-cell table:number-columns-repeated="11"/>
        </table:table-row>
        <table:table-row table:style-name="ro2" table:number-rows-repeated="104852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NETWORK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4" office:value-type="string">
            <text:p>receive</text:p>
          </table:table-cell>
          <table:table-cell/>
          <table:table-cell table:style-name="ce4" office:value-type="string">
            <text:p>receive</text:p>
          </table:table-cell>
          <table:table-cell/>
          <table:table-cell table:style-name="ce9" office:value-type="string">
            <text:p>send</text:p>
          </table:table-cell>
          <table:table-cell/>
          <table:table-cell table:style-name="ce9" office:value-type="string">
            <text:p>send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&quot;Byte&quot;" office:value-type="string" office:string-value="Byte">
            <text:p>Byte</text:p>
          </table:table-cell>
          <table:table-cell table:style-name="ce5" table:formula="of:=AVERAGE([.C6:.C55])*1024" office:value-type="float" office:value="49203369.3696">
            <text:p>49203369</text:p>
          </table:table-cell>
          <table:table-cell table:style-name="ce3" office:value-type="string">
            <text:p>pps</text:p>
          </table:table-cell>
          <table:table-cell table:style-name="ce5" table:formula="of:=AVERAGE([.E6:.E55])" office:value-type="float" office:value="63942.78">
            <text:p>63943</text:p>
          </table:table-cell>
          <table:table-cell table:style-name="ce3" table:formula="of:=&quot;Byte&quot;" office:value-type="string" office:string-value="Byte">
            <text:p>Byte</text:p>
          </table:table-cell>
          <table:table-cell table:style-name="ce5" table:formula="of:=AVERAGE([.G6:.G55])*1024" office:value-type="float" office:value="113449252.2496">
            <text:p>113449252</text:p>
          </table:table-cell>
          <table:table-cell table:style-name="ce3" office:value-type="string">
            <text:p>pps</text:p>
          </table:table-cell>
          <table:table-cell table:style-name="ce5" table:formula="of:=AVERAGE([.I6:.I55])" office:value-type="float" office:value="87987.18">
            <text:p>87987</text:p>
          </table:table-cell>
          <table:table-cell table:number-columns-repeated="2"/>
          <table:table-cell office:value-type="string">
            <text:p>max</text:p>
          </table:table-cell>
          <table:table-cell table:formula="of:=120463.08*1024" office:value-type="float" office:value="123354193.92">
            <text:p>123354193,92</text:p>
          </table:table-cell>
        </table:table-row>
        <table:table-row table:style-name="ro1">
          <table:table-cell/>
          <table:table-cell table:style-name="ce3" table:formula="of:=&quot;MBit 10^6&quot;" office:value-type="string" office:string-value="MBit 10^6">
            <text:p>MBit 10^6</text:p>
          </table:table-cell>
          <table:table-cell table:style-name="ce6" table:formula="of:=[.C2]/10^6*8" office:value-type="float" office:value="393.6269549568">
            <text:p>394</text:p>
          </table:table-cell>
          <table:table-cell table:style-name="ce7" office:value-type="string">
            <text:p>B/pckt</text:p>
          </table:table-cell>
          <table:table-cell table:style-name="ce8" table:formula="of:=[.C6]/[.E2]*1024" office:value-type="float" office:value="736.461482594282">
            <text:p>736,4614825943</text:p>
          </table:table-cell>
          <table:table-cell table:style-name="ce3" table:formula="of:=&quot;MBit 10^6&quot;" office:value-type="string" office:string-value="MBit 10^6">
            <text:p>MBit 10^6</text:p>
          </table:table-cell>
          <table:table-cell table:style-name="ce6" table:formula="of:=[.G2]/10^6*8" office:value-type="float" office:value="907.5940179968">
            <text:p>908</text:p>
          </table:table-cell>
          <table:table-cell table:style-name="ce7" office:value-type="string">
            <text:p>B/pckt</text:p>
          </table:table-cell>
          <table:table-cell table:style-name="ce8" table:formula="of:=[.G6]/[.I2]*1024" office:value-type="float" office:value="1229.8466572062">
            <text:p>1229,8466572062</text:p>
          </table:table-cell>
          <table:table-cell table:number-columns-repeated="2"/>
          <table:table-cell table:style-name="ce3" table:formula="of:=&quot;MBit 10^6&quot;" office:value-type="string" office:string-value="MBit 10^6">
            <text:p>MBit 10^6</text:p>
          </table:table-cell>
          <table:table-cell table:style-name="ce6" table:formula="of:=[.M2]/10^6*8" office:value-type="float" office:value="986.83355136">
            <text:p>987</text:p>
          </table:table-cell>
        </table:table-row>
        <table:table-row table:style-name="ro2">
          <table:table-cell/>
          <table:table-cell table:style-name="ce3" table:formula="of:=&quot;GBit&quot;" office:value-type="string" office:string-value="GBit">
            <text:p>GBit</text:p>
          </table:table-cell>
          <table:table-cell table:style-name="ce2" table:formula="of:=[.C3]/1024" office:value-type="float" office:value="0.3844013232">
            <text:p>0,38</text:p>
          </table:table-cell>
          <table:table-cell table:number-columns-repeated="2"/>
          <table:table-cell table:style-name="ce3" table:formula="of:=&quot;GBit&quot;" office:value-type="string" office:string-value="GBit">
            <text:p>GBit</text:p>
          </table:table-cell>
          <table:table-cell table:style-name="ce2" table:formula="of:=[.G3]/1000" office:value-type="float" office:value="0.9075940179968">
            <text:p>0,91</text:p>
          </table:table-cell>
          <table:table-cell table:number-columns-repeated="4"/>
          <table:table-cell table:style-name="ce3" table:formula="of:=&quot;GBit&quot;" office:value-type="string" office:string-value="GBit">
            <text:p>GBit</text:p>
          </table:table-cell>
          <table:table-cell table:style-name="ce2" table:formula="of:=[.M3]/1024" office:value-type="float" office:value="0.96370464">
            <text:p>0,96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987.69">
            <text:p>45987,69</text:p>
          </table:table-cell>
          <table:table-cell office:value-type="string">
            <text:p>KB/s</text:p>
          </table:table-cell>
          <table:table-cell office:value-type="float" office:value="61444">
            <text:p>61444</text:p>
          </table:table-cell>
          <table:table-cell office:value-type="string">
            <text:p>|</text:p>
          </table:table-cell>
          <table:table-cell office:value-type="float" office:value="105674.55">
            <text:p>105674,55</text:p>
          </table:table-cell>
          <table:table-cell office:value-type="string">
            <text:p>KB/s</text:p>
          </table:table-cell>
          <table:table-cell office:value-type="float" office:value="83774">
            <text:p>83774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525.01">
            <text:p>46525,01</text:p>
          </table:table-cell>
          <table:table-cell office:value-type="string">
            <text:p>KB/s</text:p>
          </table:table-cell>
          <table:table-cell office:value-type="float" office:value="61800">
            <text:p>61800</text:p>
          </table:table-cell>
          <table:table-cell office:value-type="string">
            <text:p>|</text:p>
          </table:table-cell>
          <table:table-cell office:value-type="float" office:value="107197.35">
            <text:p>107197,35</text:p>
          </table:table-cell>
          <table:table-cell office:value-type="string">
            <text:p>KB/s</text:p>
          </table:table-cell>
          <table:table-cell office:value-type="float" office:value="85468">
            <text:p>8546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433.1">
            <text:p>47433,1</text:p>
          </table:table-cell>
          <table:table-cell office:value-type="string">
            <text:p>KB/s</text:p>
          </table:table-cell>
          <table:table-cell office:value-type="float" office:value="63495">
            <text:p>63495</text:p>
          </table:table-cell>
          <table:table-cell office:value-type="string">
            <text:p>|</text:p>
          </table:table-cell>
          <table:table-cell office:value-type="float" office:value="110073.35">
            <text:p>110073,35</text:p>
          </table:table-cell>
          <table:table-cell office:value-type="string">
            <text:p>KB/s</text:p>
          </table:table-cell>
          <table:table-cell office:value-type="float" office:value="87579">
            <text:p>8757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076.02">
            <text:p>47076,02</text:p>
          </table:table-cell>
          <table:table-cell office:value-type="string">
            <text:p>KB/s</text:p>
          </table:table-cell>
          <table:table-cell office:value-type="float" office:value="62014">
            <text:p>62014</text:p>
          </table:table-cell>
          <table:table-cell office:value-type="string">
            <text:p>|</text:p>
          </table:table-cell>
          <table:table-cell office:value-type="float" office:value="108114.67">
            <text:p>108114,67</text:p>
          </table:table-cell>
          <table:table-cell office:value-type="string">
            <text:p>KB/s</text:p>
          </table:table-cell>
          <table:table-cell office:value-type="float" office:value="86598">
            <text:p>8659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683.61">
            <text:p>46683,61</text:p>
          </table:table-cell>
          <table:table-cell office:value-type="string">
            <text:p>KB/s</text:p>
          </table:table-cell>
          <table:table-cell office:value-type="float" office:value="61940">
            <text:p>61940</text:p>
          </table:table-cell>
          <table:table-cell office:value-type="string">
            <text:p>|</text:p>
          </table:table-cell>
          <table:table-cell office:value-type="float" office:value="107551.59">
            <text:p>107551,59</text:p>
          </table:table-cell>
          <table:table-cell office:value-type="string">
            <text:p>KB/s</text:p>
          </table:table-cell>
          <table:table-cell office:value-type="float" office:value="85317">
            <text:p>8531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567.55">
            <text:p>46567,55</text:p>
          </table:table-cell>
          <table:table-cell office:value-type="string">
            <text:p>KB/s</text:p>
          </table:table-cell>
          <table:table-cell office:value-type="float" office:value="61380">
            <text:p>61380</text:p>
          </table:table-cell>
          <table:table-cell office:value-type="string">
            <text:p>|</text:p>
          </table:table-cell>
          <table:table-cell office:value-type="float" office:value="107002.67">
            <text:p>107002,67</text:p>
          </table:table-cell>
          <table:table-cell office:value-type="string">
            <text:p>KB/s</text:p>
          </table:table-cell>
          <table:table-cell office:value-type="float" office:value="85177">
            <text:p>8517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107.73">
            <text:p>46107,73</text:p>
          </table:table-cell>
          <table:table-cell office:value-type="string">
            <text:p>KB/s</text:p>
          </table:table-cell>
          <table:table-cell office:value-type="float" office:value="61365">
            <text:p>61365</text:p>
          </table:table-cell>
          <table:table-cell office:value-type="string">
            <text:p>|</text:p>
          </table:table-cell>
          <table:table-cell office:value-type="float" office:value="106620.24">
            <text:p>106620,24</text:p>
          </table:table-cell>
          <table:table-cell office:value-type="string">
            <text:p>KB/s</text:p>
          </table:table-cell>
          <table:table-cell office:value-type="float" office:value="84768">
            <text:p>8476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205.3">
            <text:p>47205,3</text:p>
          </table:table-cell>
          <table:table-cell office:value-type="string">
            <text:p>KB/s</text:p>
          </table:table-cell>
          <table:table-cell office:value-type="float" office:value="62972">
            <text:p>62972</text:p>
          </table:table-cell>
          <table:table-cell office:value-type="string">
            <text:p>|</text:p>
          </table:table-cell>
          <table:table-cell office:value-type="float" office:value="108837.67">
            <text:p>108837,67</text:p>
          </table:table-cell>
          <table:table-cell office:value-type="string">
            <text:p>KB/s</text:p>
          </table:table-cell>
          <table:table-cell office:value-type="float" office:value="86066">
            <text:p>8606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898.39">
            <text:p>45898,39</text:p>
          </table:table-cell>
          <table:table-cell office:value-type="string">
            <text:p>KB/s</text:p>
          </table:table-cell>
          <table:table-cell office:value-type="float" office:value="60565">
            <text:p>60565</text:p>
          </table:table-cell>
          <table:table-cell office:value-type="string">
            <text:p>|</text:p>
          </table:table-cell>
          <table:table-cell office:value-type="float" office:value="105968.05">
            <text:p>105968,05</text:p>
          </table:table-cell>
          <table:table-cell office:value-type="string">
            <text:p>KB/s</text:p>
          </table:table-cell>
          <table:table-cell office:value-type="float" office:value="84177">
            <text:p>8417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4568.23">
            <text:p>44568,23</text:p>
          </table:table-cell>
          <table:table-cell office:value-type="string">
            <text:p>KB/s</text:p>
          </table:table-cell>
          <table:table-cell office:value-type="float" office:value="59779">
            <text:p>59779</text:p>
          </table:table-cell>
          <table:table-cell office:value-type="string">
            <text:p>|</text:p>
          </table:table-cell>
          <table:table-cell office:value-type="float" office:value="103570.66">
            <text:p>103570,66</text:p>
          </table:table-cell>
          <table:table-cell office:value-type="string">
            <text:p>KB/s</text:p>
          </table:table-cell>
          <table:table-cell office:value-type="float" office:value="82270">
            <text:p>82270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8164.59">
            <text:p>48164,59</text:p>
          </table:table-cell>
          <table:table-cell office:value-type="string">
            <text:p>KB/s</text:p>
          </table:table-cell>
          <table:table-cell office:value-type="float" office:value="63014">
            <text:p>63014</text:p>
          </table:table-cell>
          <table:table-cell office:value-type="string">
            <text:p>|</text:p>
          </table:table-cell>
          <table:table-cell office:value-type="float" office:value="111106.58">
            <text:p>111106,58</text:p>
          </table:table-cell>
          <table:table-cell office:value-type="string">
            <text:p>KB/s</text:p>
          </table:table-cell>
          <table:table-cell office:value-type="float" office:value="87594">
            <text:p>87594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922.59">
            <text:p>47922,59</text:p>
          </table:table-cell>
          <table:table-cell office:value-type="string">
            <text:p>KB/s</text:p>
          </table:table-cell>
          <table:table-cell office:value-type="float" office:value="64229">
            <text:p>64229</text:p>
          </table:table-cell>
          <table:table-cell office:value-type="string">
            <text:p>|</text:p>
          </table:table-cell>
          <table:table-cell office:value-type="float" office:value="110438.49">
            <text:p>110438,49</text:p>
          </table:table-cell>
          <table:table-cell office:value-type="string">
            <text:p>KB/s</text:p>
          </table:table-cell>
          <table:table-cell office:value-type="float" office:value="88141">
            <text:p>88141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995.31">
            <text:p>46995,31</text:p>
          </table:table-cell>
          <table:table-cell office:value-type="string">
            <text:p>KB/s</text:p>
          </table:table-cell>
          <table:table-cell office:value-type="float" office:value="62735">
            <text:p>62735</text:p>
          </table:table-cell>
          <table:table-cell office:value-type="string">
            <text:p>|</text:p>
          </table:table-cell>
          <table:table-cell office:value-type="float" office:value="108339.35">
            <text:p>108339,35</text:p>
          </table:table-cell>
          <table:table-cell office:value-type="string">
            <text:p>KB/s</text:p>
          </table:table-cell>
          <table:table-cell office:value-type="float" office:value="86513">
            <text:p>86513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39167.93">
            <text:p>39167,93</text:p>
          </table:table-cell>
          <table:table-cell office:value-type="string">
            <text:p>KB/s</text:p>
          </table:table-cell>
          <table:table-cell office:value-type="float" office:value="52312">
            <text:p>52312</text:p>
          </table:table-cell>
          <table:table-cell office:value-type="string">
            <text:p>|</text:p>
          </table:table-cell>
          <table:table-cell office:value-type="float" office:value="90747.7">
            <text:p>90747,7</text:p>
          </table:table-cell>
          <table:table-cell office:value-type="string">
            <text:p>KB/s</text:p>
          </table:table-cell>
          <table:table-cell office:value-type="float" office:value="72771">
            <text:p>72771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133.47">
            <text:p>47133,47</text:p>
          </table:table-cell>
          <table:table-cell office:value-type="string">
            <text:p>KB/s</text:p>
          </table:table-cell>
          <table:table-cell office:value-type="float" office:value="62221">
            <text:p>62221</text:p>
          </table:table-cell>
          <table:table-cell office:value-type="string">
            <text:p>|</text:p>
          </table:table-cell>
          <table:table-cell office:value-type="float" office:value="108183.58">
            <text:p>108183,58</text:p>
          </table:table-cell>
          <table:table-cell office:value-type="string">
            <text:p>KB/s</text:p>
          </table:table-cell>
          <table:table-cell office:value-type="float" office:value="86287">
            <text:p>8628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429.86">
            <text:p>45429,86</text:p>
          </table:table-cell>
          <table:table-cell office:value-type="string">
            <text:p>KB/s</text:p>
          </table:table-cell>
          <table:table-cell office:value-type="float" office:value="60271">
            <text:p>60271</text:p>
          </table:table-cell>
          <table:table-cell office:value-type="string">
            <text:p>|</text:p>
          </table:table-cell>
          <table:table-cell office:value-type="float" office:value="105685.51">
            <text:p>105685,51</text:p>
          </table:table-cell>
          <table:table-cell office:value-type="string">
            <text:p>KB/s</text:p>
          </table:table-cell>
          <table:table-cell office:value-type="float" office:value="84210">
            <text:p>84210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92272.65">
            <text:p>92272,65</text:p>
          </table:table-cell>
          <table:table-cell office:value-type="string">
            <text:p>KB/s</text:p>
          </table:table-cell>
          <table:table-cell office:value-type="float" office:value="122465">
            <text:p>122465</text:p>
          </table:table-cell>
          <table:table-cell office:value-type="string">
            <text:p>|</text:p>
          </table:table-cell>
          <table:table-cell office:value-type="float" office:value="213523.08">
            <text:p>213523,08</text:p>
          </table:table-cell>
          <table:table-cell office:value-type="string">
            <text:p>KB/s</text:p>
          </table:table-cell>
          <table:table-cell office:value-type="float" office:value="168910">
            <text:p>168910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3374.11">
            <text:p>43374,11</text:p>
          </table:table-cell>
          <table:table-cell office:value-type="string">
            <text:p>KB/s</text:p>
          </table:table-cell>
          <table:table-cell office:value-type="float" office:value="57675">
            <text:p>57675</text:p>
          </table:table-cell>
          <table:table-cell office:value-type="string">
            <text:p>|</text:p>
          </table:table-cell>
          <table:table-cell office:value-type="float" office:value="101105.08">
            <text:p>101105,08</text:p>
          </table:table-cell>
          <table:table-cell office:value-type="string">
            <text:p>KB/s</text:p>
          </table:table-cell>
          <table:table-cell office:value-type="float" office:value="81011">
            <text:p>81011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679.87">
            <text:p>46679,87</text:p>
          </table:table-cell>
          <table:table-cell office:value-type="string">
            <text:p>KB/s</text:p>
          </table:table-cell>
          <table:table-cell office:value-type="float" office:value="61207">
            <text:p>61207</text:p>
          </table:table-cell>
          <table:table-cell office:value-type="string">
            <text:p>|</text:p>
          </table:table-cell>
          <table:table-cell office:value-type="float" office:value="106876.61">
            <text:p>106876,61</text:p>
          </table:table-cell>
          <table:table-cell office:value-type="string">
            <text:p>KB/s</text:p>
          </table:table-cell>
          <table:table-cell office:value-type="float" office:value="85339">
            <text:p>8533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133.92">
            <text:p>46133,92</text:p>
          </table:table-cell>
          <table:table-cell office:value-type="string">
            <text:p>KB/s</text:p>
          </table:table-cell>
          <table:table-cell office:value-type="float" office:value="62049">
            <text:p>62049</text:p>
          </table:table-cell>
          <table:table-cell office:value-type="string">
            <text:p>|</text:p>
          </table:table-cell>
          <table:table-cell office:value-type="float" office:value="106587.91">
            <text:p>106587,91</text:p>
          </table:table-cell>
          <table:table-cell office:value-type="string">
            <text:p>KB/s</text:p>
          </table:table-cell>
          <table:table-cell office:value-type="float" office:value="84397">
            <text:p>8439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114.51">
            <text:p>46114,51</text:p>
          </table:table-cell>
          <table:table-cell office:value-type="string">
            <text:p>KB/s</text:p>
          </table:table-cell>
          <table:table-cell office:value-type="float" office:value="61562">
            <text:p>61562</text:p>
          </table:table-cell>
          <table:table-cell office:value-type="string">
            <text:p>|</text:p>
          </table:table-cell>
          <table:table-cell office:value-type="float" office:value="106249.57">
            <text:p>106249,57</text:p>
          </table:table-cell>
          <table:table-cell office:value-type="string">
            <text:p>KB/s</text:p>
          </table:table-cell>
          <table:table-cell office:value-type="float" office:value="84332">
            <text:p>84332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180.79">
            <text:p>47180,79</text:p>
          </table:table-cell>
          <table:table-cell office:value-type="string">
            <text:p>KB/s</text:p>
          </table:table-cell>
          <table:table-cell office:value-type="float" office:value="62824">
            <text:p>62824</text:p>
          </table:table-cell>
          <table:table-cell office:value-type="string">
            <text:p>|</text:p>
          </table:table-cell>
          <table:table-cell office:value-type="float" office:value="107787">
            <text:p>107787</text:p>
          </table:table-cell>
          <table:table-cell office:value-type="string">
            <text:p>KB/s</text:p>
          </table:table-cell>
          <table:table-cell office:value-type="float" office:value="85728">
            <text:p>8572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378.39">
            <text:p>46378,39</text:p>
          </table:table-cell>
          <table:table-cell office:value-type="string">
            <text:p>KB/s</text:p>
          </table:table-cell>
          <table:table-cell office:value-type="float" office:value="61934">
            <text:p>61934</text:p>
          </table:table-cell>
          <table:table-cell office:value-type="string">
            <text:p>|</text:p>
          </table:table-cell>
          <table:table-cell office:value-type="float" office:value="107028.5">
            <text:p>107028,5</text:p>
          </table:table-cell>
          <table:table-cell office:value-type="string">
            <text:p>KB/s</text:p>
          </table:table-cell>
          <table:table-cell office:value-type="float" office:value="85399">
            <text:p>8539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922.3">
            <text:p>47922,3</text:p>
          </table:table-cell>
          <table:table-cell office:value-type="string">
            <text:p>KB/s</text:p>
          </table:table-cell>
          <table:table-cell office:value-type="float" office:value="64111">
            <text:p>64111</text:p>
          </table:table-cell>
          <table:table-cell office:value-type="string">
            <text:p>|</text:p>
          </table:table-cell>
          <table:table-cell office:value-type="float" office:value="110507.29">
            <text:p>110507,29</text:p>
          </table:table-cell>
          <table:table-cell office:value-type="string">
            <text:p>KB/s</text:p>
          </table:table-cell>
          <table:table-cell office:value-type="float" office:value="87295">
            <text:p>87295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306.88">
            <text:p>47306,88</text:p>
          </table:table-cell>
          <table:table-cell office:value-type="string">
            <text:p>KB/s</text:p>
          </table:table-cell>
          <table:table-cell office:value-type="float" office:value="63292">
            <text:p>63292</text:p>
          </table:table-cell>
          <table:table-cell office:value-type="string">
            <text:p>|</text:p>
          </table:table-cell>
          <table:table-cell office:value-type="float" office:value="108465">
            <text:p>108465</text:p>
          </table:table-cell>
          <table:table-cell office:value-type="string">
            <text:p>KB/s</text:p>
          </table:table-cell>
          <table:table-cell office:value-type="float" office:value="86413">
            <text:p>86413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197.1">
            <text:p>47197,1</text:p>
          </table:table-cell>
          <table:table-cell office:value-type="string">
            <text:p>KB/s</text:p>
          </table:table-cell>
          <table:table-cell office:value-type="float" office:value="62263">
            <text:p>62263</text:p>
          </table:table-cell>
          <table:table-cell office:value-type="string">
            <text:p>|</text:p>
          </table:table-cell>
          <table:table-cell office:value-type="float" office:value="108511.64">
            <text:p>108511,64</text:p>
          </table:table-cell>
          <table:table-cell office:value-type="string">
            <text:p>KB/s</text:p>
          </table:table-cell>
          <table:table-cell office:value-type="float" office:value="86386">
            <text:p>8638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284.31">
            <text:p>46284,31</text:p>
          </table:table-cell>
          <table:table-cell office:value-type="string">
            <text:p>KB/s</text:p>
          </table:table-cell>
          <table:table-cell office:value-type="float" office:value="61261">
            <text:p>61261</text:p>
          </table:table-cell>
          <table:table-cell office:value-type="string">
            <text:p>|</text:p>
          </table:table-cell>
          <table:table-cell office:value-type="float" office:value="107482.35">
            <text:p>107482,35</text:p>
          </table:table-cell>
          <table:table-cell office:value-type="string">
            <text:p>KB/s</text:p>
          </table:table-cell>
          <table:table-cell office:value-type="float" office:value="85392">
            <text:p>85392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474.54">
            <text:p>45474,54</text:p>
          </table:table-cell>
          <table:table-cell office:value-type="string">
            <text:p>KB/s</text:p>
          </table:table-cell>
          <table:table-cell office:value-type="float" office:value="60795">
            <text:p>60795</text:p>
          </table:table-cell>
          <table:table-cell office:value-type="string">
            <text:p>|</text:p>
          </table:table-cell>
          <table:table-cell office:value-type="float" office:value="105367.87">
            <text:p>105367,87</text:p>
          </table:table-cell>
          <table:table-cell office:value-type="string">
            <text:p>KB/s</text:p>
          </table:table-cell>
          <table:table-cell office:value-type="float" office:value="83618">
            <text:p>8361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402.18">
            <text:p>46402,18</text:p>
          </table:table-cell>
          <table:table-cell office:value-type="string">
            <text:p>KB/s</text:p>
          </table:table-cell>
          <table:table-cell office:value-type="float" office:value="61956">
            <text:p>61956</text:p>
          </table:table-cell>
          <table:table-cell office:value-type="string">
            <text:p>|</text:p>
          </table:table-cell>
          <table:table-cell office:value-type="float" office:value="106499.03">
            <text:p>106499,03</text:p>
          </table:table-cell>
          <table:table-cell office:value-type="string">
            <text:p>KB/s</text:p>
          </table:table-cell>
          <table:table-cell office:value-type="float" office:value="84789">
            <text:p>8478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486.02">
            <text:p>47486,02</text:p>
          </table:table-cell>
          <table:table-cell office:value-type="string">
            <text:p>KB/s</text:p>
          </table:table-cell>
          <table:table-cell office:value-type="float" office:value="63486">
            <text:p>63486</text:p>
          </table:table-cell>
          <table:table-cell office:value-type="string">
            <text:p>|</text:p>
          </table:table-cell>
          <table:table-cell office:value-type="float" office:value="108961.55">
            <text:p>108961,55</text:p>
          </table:table-cell>
          <table:table-cell office:value-type="string">
            <text:p>KB/s</text:p>
          </table:table-cell>
          <table:table-cell office:value-type="float" office:value="86930">
            <text:p>86930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4893.06">
            <text:p>44893,06</text:p>
          </table:table-cell>
          <table:table-cell office:value-type="string">
            <text:p>KB/s</text:p>
          </table:table-cell>
          <table:table-cell office:value-type="float" office:value="60547">
            <text:p>60547</text:p>
          </table:table-cell>
          <table:table-cell office:value-type="string">
            <text:p>|</text:p>
          </table:table-cell>
          <table:table-cell office:value-type="float" office:value="105214.23">
            <text:p>105214,23</text:p>
          </table:table-cell>
          <table:table-cell office:value-type="string">
            <text:p>KB/s</text:p>
          </table:table-cell>
          <table:table-cell office:value-type="float" office:value="83552">
            <text:p>83552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068.04">
            <text:p>45068,04</text:p>
          </table:table-cell>
          <table:table-cell office:value-type="string">
            <text:p>KB/s</text:p>
          </table:table-cell>
          <table:table-cell office:value-type="float" office:value="60480">
            <text:p>60480</text:p>
          </table:table-cell>
          <table:table-cell office:value-type="string">
            <text:p>|</text:p>
          </table:table-cell>
          <table:table-cell office:value-type="float" office:value="104931.39">
            <text:p>104931,39</text:p>
          </table:table-cell>
          <table:table-cell office:value-type="string">
            <text:p>KB/s</text:p>
          </table:table-cell>
          <table:table-cell office:value-type="float" office:value="83369">
            <text:p>8336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411.81">
            <text:p>46411,81</text:p>
          </table:table-cell>
          <table:table-cell office:value-type="string">
            <text:p>KB/s</text:p>
          </table:table-cell>
          <table:table-cell office:value-type="float" office:value="61664">
            <text:p>61664</text:p>
          </table:table-cell>
          <table:table-cell office:value-type="string">
            <text:p>|</text:p>
          </table:table-cell>
          <table:table-cell office:value-type="float" office:value="107285.83">
            <text:p>107285,83</text:p>
          </table:table-cell>
          <table:table-cell office:value-type="string">
            <text:p>KB/s</text:p>
          </table:table-cell>
          <table:table-cell office:value-type="float" office:value="84991">
            <text:p>84991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087.77">
            <text:p>47087,77</text:p>
          </table:table-cell>
          <table:table-cell office:value-type="string">
            <text:p>KB/s</text:p>
          </table:table-cell>
          <table:table-cell office:value-type="float" office:value="61997">
            <text:p>61997</text:p>
          </table:table-cell>
          <table:table-cell office:value-type="string">
            <text:p>|</text:p>
          </table:table-cell>
          <table:table-cell office:value-type="float" office:value="108203.64">
            <text:p>108203,64</text:p>
          </table:table-cell>
          <table:table-cell office:value-type="string">
            <text:p>KB/s</text:p>
          </table:table-cell>
          <table:table-cell office:value-type="float" office:value="85948">
            <text:p>85948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413.03">
            <text:p>46413,03</text:p>
          </table:table-cell>
          <table:table-cell office:value-type="string">
            <text:p>KB/s</text:p>
          </table:table-cell>
          <table:table-cell office:value-type="float" office:value="61374">
            <text:p>61374</text:p>
          </table:table-cell>
          <table:table-cell office:value-type="string">
            <text:p>|</text:p>
          </table:table-cell>
          <table:table-cell office:value-type="float" office:value="106100.35">
            <text:p>106100,35</text:p>
          </table:table-cell>
          <table:table-cell office:value-type="string">
            <text:p>KB/s</text:p>
          </table:table-cell>
          <table:table-cell office:value-type="float" office:value="83876">
            <text:p>8387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165.63">
            <text:p>47165,63</text:p>
          </table:table-cell>
          <table:table-cell office:value-type="string">
            <text:p>KB/s</text:p>
          </table:table-cell>
          <table:table-cell office:value-type="float" office:value="62629">
            <text:p>62629</text:p>
          </table:table-cell>
          <table:table-cell office:value-type="string">
            <text:p>|</text:p>
          </table:table-cell>
          <table:table-cell office:value-type="float" office:value="108551.56">
            <text:p>108551,56</text:p>
          </table:table-cell>
          <table:table-cell office:value-type="string">
            <text:p>KB/s</text:p>
          </table:table-cell>
          <table:table-cell office:value-type="float" office:value="86236">
            <text:p>8623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89341.55">
            <text:p>89341,55</text:p>
          </table:table-cell>
          <table:table-cell office:value-type="string">
            <text:p>KB/s</text:p>
          </table:table-cell>
          <table:table-cell office:value-type="float" office:value="120460">
            <text:p>120460</text:p>
          </table:table-cell>
          <table:table-cell office:value-type="string">
            <text:p>|</text:p>
          </table:table-cell>
          <table:table-cell office:value-type="float" office:value="208305.38">
            <text:p>208305,38</text:p>
          </table:table-cell>
          <table:table-cell office:value-type="string">
            <text:p>KB/s</text:p>
          </table:table-cell>
          <table:table-cell office:value-type="float" office:value="165122">
            <text:p>165122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639.77">
            <text:p>46639,77</text:p>
          </table:table-cell>
          <table:table-cell office:value-type="string">
            <text:p>KB/s</text:p>
          </table:table-cell>
          <table:table-cell office:value-type="float" office:value="62092">
            <text:p>62092</text:p>
          </table:table-cell>
          <table:table-cell office:value-type="string">
            <text:p>|</text:p>
          </table:table-cell>
          <table:table-cell office:value-type="float" office:value="107982.14">
            <text:p>107982,14</text:p>
          </table:table-cell>
          <table:table-cell office:value-type="string">
            <text:p>KB/s</text:p>
          </table:table-cell>
          <table:table-cell office:value-type="float" office:value="85577">
            <text:p>8557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924.91">
            <text:p>45924,91</text:p>
          </table:table-cell>
          <table:table-cell office:value-type="string">
            <text:p>KB/s</text:p>
          </table:table-cell>
          <table:table-cell office:value-type="float" office:value="60687">
            <text:p>60687</text:p>
          </table:table-cell>
          <table:table-cell office:value-type="string">
            <text:p>|</text:p>
          </table:table-cell>
          <table:table-cell office:value-type="float" office:value="105840.58">
            <text:p>105840,58</text:p>
          </table:table-cell>
          <table:table-cell office:value-type="string">
            <text:p>KB/s</text:p>
          </table:table-cell>
          <table:table-cell office:value-type="float" office:value="83807">
            <text:p>8380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424.99">
            <text:p>45424,99</text:p>
          </table:table-cell>
          <table:table-cell office:value-type="string">
            <text:p>KB/s</text:p>
          </table:table-cell>
          <table:table-cell office:value-type="float" office:value="60392">
            <text:p>60392</text:p>
          </table:table-cell>
          <table:table-cell office:value-type="string">
            <text:p>|</text:p>
          </table:table-cell>
          <table:table-cell office:value-type="float" office:value="106410.23">
            <text:p>106410,23</text:p>
          </table:table-cell>
          <table:table-cell office:value-type="string">
            <text:p>KB/s</text:p>
          </table:table-cell>
          <table:table-cell office:value-type="float" office:value="85115">
            <text:p>85115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541.31">
            <text:p>46541,31</text:p>
          </table:table-cell>
          <table:table-cell office:value-type="string">
            <text:p>KB/s</text:p>
          </table:table-cell>
          <table:table-cell office:value-type="float" office:value="60856">
            <text:p>60856</text:p>
          </table:table-cell>
          <table:table-cell office:value-type="string">
            <text:p>|</text:p>
          </table:table-cell>
          <table:table-cell office:value-type="float" office:value="105912.08">
            <text:p>105912,08</text:p>
          </table:table-cell>
          <table:table-cell office:value-type="string">
            <text:p>KB/s</text:p>
          </table:table-cell>
          <table:table-cell office:value-type="float" office:value="84557">
            <text:p>8455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214.95">
            <text:p>47214,95</text:p>
          </table:table-cell>
          <table:table-cell office:value-type="string">
            <text:p>KB/s</text:p>
          </table:table-cell>
          <table:table-cell office:value-type="float" office:value="63484">
            <text:p>63484</text:p>
          </table:table-cell>
          <table:table-cell office:value-type="string">
            <text:p>|</text:p>
          </table:table-cell>
          <table:table-cell office:value-type="float" office:value="109490.46">
            <text:p>109490,46</text:p>
          </table:table-cell>
          <table:table-cell office:value-type="string">
            <text:p>KB/s</text:p>
          </table:table-cell>
          <table:table-cell office:value-type="float" office:value="86336">
            <text:p>8633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851.23">
            <text:p>46851,23</text:p>
          </table:table-cell>
          <table:table-cell office:value-type="string">
            <text:p>KB/s</text:p>
          </table:table-cell>
          <table:table-cell office:value-type="float" office:value="62117">
            <text:p>62117</text:p>
          </table:table-cell>
          <table:table-cell office:value-type="string">
            <text:p>|</text:p>
          </table:table-cell>
          <table:table-cell office:value-type="float" office:value="107501.89">
            <text:p>107501,89</text:p>
          </table:table-cell>
          <table:table-cell office:value-type="string">
            <text:p>KB/s</text:p>
          </table:table-cell>
          <table:table-cell office:value-type="float" office:value="84522">
            <text:p>84522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5738.85">
            <text:p>45738,85</text:p>
          </table:table-cell>
          <table:table-cell office:value-type="string">
            <text:p>KB/s</text:p>
          </table:table-cell>
          <table:table-cell office:value-type="float" office:value="61777">
            <text:p>61777</text:p>
          </table:table-cell>
          <table:table-cell office:value-type="string">
            <text:p>|</text:p>
          </table:table-cell>
          <table:table-cell office:value-type="float" office:value="105798.16">
            <text:p>105798,16</text:p>
          </table:table-cell>
          <table:table-cell office:value-type="string">
            <text:p>KB/s</text:p>
          </table:table-cell>
          <table:table-cell office:value-type="float" office:value="83566">
            <text:p>83566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086.47">
            <text:p>46086,47</text:p>
          </table:table-cell>
          <table:table-cell office:value-type="string">
            <text:p>KB/s</text:p>
          </table:table-cell>
          <table:table-cell office:value-type="float" office:value="62279">
            <text:p>62279</text:p>
          </table:table-cell>
          <table:table-cell office:value-type="string">
            <text:p>|</text:p>
          </table:table-cell>
          <table:table-cell office:value-type="float" office:value="106364.03">
            <text:p>106364,03</text:p>
          </table:table-cell>
          <table:table-cell office:value-type="string">
            <text:p>KB/s</text:p>
          </table:table-cell>
          <table:table-cell office:value-type="float" office:value="84404">
            <text:p>84404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4729.91">
            <text:p>44729,91</text:p>
          </table:table-cell>
          <table:table-cell office:value-type="string">
            <text:p>KB/s</text:p>
          </table:table-cell>
          <table:table-cell office:value-type="float" office:value="59299">
            <text:p>59299</text:p>
          </table:table-cell>
          <table:table-cell office:value-type="string">
            <text:p>|</text:p>
          </table:table-cell>
          <table:table-cell office:value-type="float" office:value="102244.76">
            <text:p>102244,76</text:p>
          </table:table-cell>
          <table:table-cell office:value-type="string">
            <text:p>KB/s</text:p>
          </table:table-cell>
          <table:table-cell office:value-type="float" office:value="81981">
            <text:p>81981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636.37">
            <text:p>47636,37</text:p>
          </table:table-cell>
          <table:table-cell office:value-type="string">
            <text:p>KB/s</text:p>
          </table:table-cell>
          <table:table-cell office:value-type="float" office:value="62680">
            <text:p>62680</text:p>
          </table:table-cell>
          <table:table-cell office:value-type="string">
            <text:p>|</text:p>
          </table:table-cell>
          <table:table-cell office:value-type="float" office:value="108116.54">
            <text:p>108116,54</text:p>
          </table:table-cell>
          <table:table-cell office:value-type="string">
            <text:p>KB/s</text:p>
          </table:table-cell>
          <table:table-cell office:value-type="float" office:value="85269">
            <text:p>85269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4395.85">
            <text:p>44395,85</text:p>
          </table:table-cell>
          <table:table-cell office:value-type="string">
            <text:p>KB/s</text:p>
          </table:table-cell>
          <table:table-cell office:value-type="float" office:value="59392">
            <text:p>59392</text:p>
          </table:table-cell>
          <table:table-cell office:value-type="string">
            <text:p>|</text:p>
          </table:table-cell>
          <table:table-cell office:value-type="float" office:value="102970.76">
            <text:p>102970,76</text:p>
          </table:table-cell>
          <table:table-cell office:value-type="string">
            <text:p>KB/s</text:p>
          </table:table-cell>
          <table:table-cell office:value-type="float" office:value="81187">
            <text:p>81187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7065.21">
            <text:p>47065,21</text:p>
          </table:table-cell>
          <table:table-cell office:value-type="string">
            <text:p>KB/s</text:p>
          </table:table-cell>
          <table:table-cell office:value-type="float" office:value="62633">
            <text:p>62633</text:p>
          </table:table-cell>
          <table:table-cell office:value-type="string">
            <text:p>|</text:p>
          </table:table-cell>
          <table:table-cell office:value-type="float" office:value="106144.79">
            <text:p>106144,79</text:p>
          </table:table-cell>
          <table:table-cell office:value-type="string">
            <text:p>KB/s</text:p>
          </table:table-cell>
          <table:table-cell office:value-type="float" office:value="83415">
            <text:p>83415</text:p>
          </table:table-cell>
          <table:table-cell table:number-columns-repeated="4"/>
        </table:table-row>
        <table:table-row table:style-name="ro2">
          <table:table-cell office:value-type="string">
            <text:p>eth0</text:p>
          </table:table-cell>
          <table:table-cell office:value-type="string">
            <text:p>|</text:p>
          </table:table-cell>
          <table:table-cell office:value-type="float" office:value="46803.61">
            <text:p>46803,61</text:p>
          </table:table-cell>
          <table:table-cell office:value-type="string">
            <text:p>KB/s</text:p>
          </table:table-cell>
          <table:table-cell office:value-type="float" office:value="61884">
            <text:p>61884</text:p>
          </table:table-cell>
          <table:table-cell office:value-type="string">
            <text:p>|</text:p>
          </table:table-cell>
          <table:table-cell office:value-type="float" office:value="106080.98">
            <text:p>106080,98</text:p>
          </table:table-cell>
          <table:table-cell office:value-type="string">
            <text:p>KB/s</text:p>
          </table:table-cell>
          <table:table-cell office:value-type="float" office:value="83880">
            <text:p>838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.00.0000</text:date>, <text:time style:data-style-name="N2" text:time-value="0000-00-00T15:03:4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4:43:37</meta:creation-date>
    <dc:date>2013-09-12T17:18:36</dc:date>
    <meta:editing-duration>PT1H50M30S</meta:editing-duration>
    <meta:editing-cycles>7</meta:editing-cycles>
    <meta:generator>LibreOffice/4.0.4.2$Linux_X86_64 LibreOffice_project/400m0$Build-2</meta:generator>
    <meta:document-statistic meta:table-count="2" meta:cell-count="1041" meta:object-count="0"/>
  </office:meta>
</office:document-meta>
</file>